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text-properties fo:font-weight="bold" style:font-weight-asian="bold" style:font-weight-complex="bold"/>
    </style:style>
    <style:style style:name="P2" style:family="paragraph" style:parent-style-name="Default">
      <style:text-properties fo:font-style="normal" fo:font-weight="bold" style:font-style-asian="normal" style:font-weight-asian="bold" style:font-style-complex="normal" style:font-weight-complex="bold"/>
    </style:style>
    <style:style style:name="P3" style:family="paragraph" style:parent-style-name="Default">
      <style:text-properties fo:font-size="12pt" style:font-size-asian="12pt" style:font-size-complex="12pt"/>
    </style:style>
    <style:style style:name="P4" style:family="paragraph" style:parent-style-name="Default">
      <style:text-properties fo:font-weight="bold" style:font-weight-asian="bold" style:font-weight-complex="bold"/>
    </style:style>
    <style:style style:name="P5" style:family="paragraph" style:parent-style-name="Default">
      <style:text-properties style:text-line-through-style="none" style:text-line-through-type="none" style:text-underline-style="none"/>
    </style:style>
    <style:style style:name="P6" style:family="paragraph" style:parent-style-name="Default">
      <style:text-properties fo:font-style="normal" fo:font-weight="normal" officeooo:rsid="001e810e" officeooo:paragraph-rsid="001e810e" style:font-style-asian="normal" style:font-weight-asian="normal" style:font-style-complex="normal" style:font-weight-complex="normal"/>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0fa29e"/>
    </style:style>
    <style:style style:name="T3" style:family="text">
      <style:text-properties style:text-line-through-style="none" style:text-line-through-type="none" style:text-underline-style="none" fo:font-weight="bold" style:font-weight-asian="bold" style:font-weight-complex="bold"/>
    </style:style>
    <style:style style:name="T4" style:family="text">
      <style:text-properties style:text-line-through-style="none" style:text-line-through-type="none" style:text-underline-style="none" fo:font-weight="normal" style:font-weight-asian="normal" style:font-weight-complex="normal"/>
    </style:style>
    <style:style style:name="T5" style:family="text">
      <style:text-properties style:text-line-through-style="none" style:text-line-through-type="none" style:text-underline-style="none" fo:font-weight="normal" officeooo:rsid="0018fb10" style:font-weight-asian="normal" style:font-weight-complex="normal"/>
    </style:style>
    <style:style style:name="T6" style:family="text">
      <style:text-properties fo:font-variant="normal" fo:text-transform="none" style:text-line-through-style="none" style:text-line-through-type="none" fo:letter-spacing="normal" fo:font-style="normal" style:text-underline-style="none"/>
    </style:style>
    <style:style style:name="T7" style:family="text">
      <style:text-properties fo:font-variant="normal" fo:text-transform="none" style:text-line-through-style="none" style:text-line-through-type="none" fo:letter-spacing="normal" fo:font-style="normal" style:text-underline-style="none" fo:font-weight="normal"/>
    </style:style>
    <style:style style:name="T8" style:family="text">
      <style:text-properties fo:font-variant="normal" fo:text-transform="none" style:text-line-through-style="none" style:text-line-through-type="none" fo:letter-spacing="normal" fo:font-style="normal" style:text-underline-style="none" fo:font-weight="normal" officeooo:rsid="000fa29e"/>
    </style:style>
    <style:style style:name="T9" style:family="text">
      <style:text-properties fo:font-variant="normal" fo:text-transform="none" style:text-line-through-style="none" style:text-line-through-type="none" fo:letter-spacing="normal" fo:font-style="normal" style:text-underline-style="none" fo:font-weight="normal" officeooo:rsid="000f307f"/>
    </style:style>
    <style:style style:name="T10"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0fa29e" style:font-size-asian="12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style:font-size-asian="12pt" style:font-size-complex="12pt"/>
    </style:style>
    <style:style style:name="T12"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0fa29e" style:font-size-asian="12pt" style:font-size-complex="12pt"/>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c893c"/>
    </style:style>
    <style:style style:name="T16" style:family="text">
      <style:text-properties fo:font-variant="normal" fo:text-transform="none" fo:letter-spacing="normal" fo:font-style="normal" fo:font-weight="normal" officeooo:rsid="0015a011"/>
    </style:style>
    <style:style style:name="T17" style:family="text">
      <style:text-properties fo:font-variant="normal" fo:text-transform="none" fo:letter-spacing="normal" fo:font-style="normal" fo:font-weight="normal" officeooo:rsid="00162e0f"/>
    </style:style>
    <style:style style:name="T18" style:family="text">
      <style:text-properties fo:font-variant="normal" fo:text-transform="none" fo:letter-spacing="normal" fo:font-style="normal" fo:font-weight="normal" style:font-weight-asian="normal" style:font-weight-complex="normal"/>
    </style:style>
    <style:style style:name="T19" style:family="text">
      <style:text-properties fo:font-variant="normal" fo:text-transform="none" fo:letter-spacing="normal" fo:font-style="normal" fo:font-weight="normal" officeooo:rsid="001a7d23" style:font-weight-asian="normal" style:font-weight-complex="normal"/>
    </style:style>
    <style:style style:name="T20" style:family="text">
      <style:text-properties fo:font-variant="normal" fo:text-transform="none" fo:letter-spacing="normal" fo:font-style="normal" style:font-weight-asian="bold" style:font-weight-complex="bold"/>
    </style:style>
    <style:style style:name="T21" style:family="text">
      <style:text-properties fo:color="#000000" loext:opacity="100%" style:text-line-through-style="none" style:text-line-through-type="none" style:font-name="Arial2" fo:font-size="12pt" style:text-underline-style="none" style:font-size-asian="12pt" style:font-size-complex="12pt"/>
    </style:style>
    <style:style style:name="T22" style:family="text">
      <style:text-properties fo:color="#000000" loext:opacity="100%" style:text-line-through-style="none" style:text-line-through-type="none" style:font-name="Arial2" style:text-underline-style="none"/>
    </style:style>
    <style:style style:name="T23" style:family="text">
      <style:text-properties fo:color="#000000" loext:opacity="100%" style:text-line-through-style="none" style:text-line-through-type="none" style:font-name="Arial2" style:text-underline-style="none" officeooo:rsid="001e810e"/>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73222" style:font-weight-asian="normal" style:font-weight-complex="normal"/>
    </style:style>
    <style:style style:name="T27" style:family="text">
      <style:text-properties fo:font-weight="normal" officeooo:rsid="001c3e90" style:font-weight-asian="normal" style:font-weight-complex="normal"/>
    </style:style>
    <style:style style:name="T28" style:family="text">
      <style:text-properties officeooo:rsid="00162e0f"/>
    </style:style>
    <style:style style:name="T29" style:family="text">
      <style:text-properties officeooo:rsid="00173222"/>
    </style:style>
    <style:style style:name="T30" style:family="text">
      <style:text-properties officeooo:rsid="0018fb10"/>
    </style:style>
    <style:style style:name="T31" style:family="text">
      <style:text-properties officeooo:rsid="001c3e90"/>
    </style:style>
    <style:style style:name="T32" style:family="text">
      <style:text-properties officeooo:rsid="001c893c"/>
    </style:style>
    <style:style style:name="T33" style:family="text">
      <style:text-properties officeooo:rsid="001e81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text:s/></text:p>
      <text:p text:style-name="P1">1. O que é um ataque DDoS e como posso me proteger?</text:p>
      <text:p text:style-name="Default">DDoS é uma sigla para “Distributed Denial of Service”, traduzido como “Negação Distribuída de Serviço”. De forma resumida, ele é uma sobrecarga no servidor que hospeda um site ou serviço, o que leva o servidor a “negar o serviço” de quem tenta acessar a página nesse período.</text:p>
      <text:p text:style-name="Default">Os provedores e empresas de segurança estão sempre correndo para se igualar na detecção e para minimizar os danos. </text:p>
      <text:p text:style-name="Default">Existem recursos que reduzem ou bloqueiam esse ataque ao reconhecer os padrões de acesso simultâneo com o objetivo de derrubar um sistema. Além disso, alguns serviços na nuvem oferecem volume flexível de banda para que você não fique fora do ar por muito tempo com uma tentativa de ataque.</text:p>
      <text:p text:style-name="Default"/>
      <text:p text:style-name="P1">2. Por que o firewall é uma ferramenta muito importante de proteção?</text:p>
      <text:p text:style-name="Default"><text:span text:style-name="T9">F</text:span><text:span text:style-name="T7">irewall é uma barreira de proteção que ajuda a bloquear o acesso de conteúdo malicioso, mas sem impedir que os dados que precisam transitar continuem fluindo.</text:span></text:p>
      <text:p text:style-name="Default"/>
      <text:p text:style-name="P1">3. Explique de forma sucinta, o fluxo e envio de um arquivo novo para o repositório do projeto.</text:p>
      <text:p text:style-name="P5"><text:s/></text:p>
      <text:p text:style-name="P3"><text:span text:style-name="T2">1- </text:span><text:span text:style-name="T1">No GitHub.com, navegue até a página principal do repositório.</text:span></text:p>
      <text:p text:style-name="Default"><text:span text:style-name="T10">2</text:span><text:span text:style-name="T12">- </text:span><text:span text:style-name="T11">Acima da lista de arquivos, usando o menu suspenso </text:span><text:span text:style-name="Strong_20_Emphasis"><text:span text:style-name="T11">Adicionar arquivo </text:span></text:span><text:span text:style-name="T11">clique em </text:span><text:span text:style-name="Strong_20_Emphasis"><text:span text:style-name="T11">Fazer upload de arquivos</text:span></text:span><text:span text:style-name="T11">.</text:span><text:span text:style-name="T21"> </text:span></text:p>
      <text:p text:style-name="P3"><text:span text:style-name="T8">3- </text:span><text:span text:style-name="T7">Arraste e solte o arquivo ou a pasta que deseja fazer upload no repositório na árvore de arquivos.</text:span><text:span text:style-name="T1"> </text:span></text:p>
      <text:p text:style-name="P3"><text:span text:style-name="T8">4- </text:span><text:span text:style-name="T7">No final da página, digite uma mensagem de commit curta e significativa que descreva a alteração feita no arquivo. Você pode atribuir o commit a mais de um autor na mensagem de commit.</text:span><text:span text:style-name="T1"> </text:span></text:p>
      <text:p text:style-name="P3"><text:span text:style-name="T8">5- </text:span><text:span text:style-name="T7">Abaixo dos campos de mensagem do commit, opte por adicionar o commit ao branch atual ou a um novo branch. Se seu branch atual for o branch-padrão, você deverá optar por criar um novo branch para seu commit e, em seguida, criar um pull request.</text:span><text:span text:style-name="T1"> </text:span></text:p>
      <text:p text:style-name="Default"><text:span text:style-name="T12">6- </text:span><text:span text:style-name="T11">Clique em </text:span><text:span text:style-name="Strong_20_Emphasis"><text:span text:style-name="T11">Commit changes </text:span></text:span><text:span text:style-name="T11">(Fazer commit das alterações).</text:span><text:span text:style-name="T21"> </text:span></text:p>
      <text:p text:style-name="Default"/>
      <text:p text:style-name="P1">4. Descreva sobre os ganhos de se utilizar a funcionalidade da branch do git.</text:p>
      <text:p text:style-name="P3"><text:span text:style-name="T23">B</text:span><text:span text:style-name="T22">ranch é </text:span><text:span text:style-name="T23">ú</text:span><text:span text:style-name="T22">til quando se quer usar o mesmo projeto com uma implementação ramificada gerando dois projetos em paralelo.</text:span></text:p>
      <text:p text:style-name="Default"/>
      <text:p text:style-name="P1">5. Explique a diferença entre criar o repositório na nuvem e iniciar o repositório a partir de um código existente local.</text:p>
      <text:p text:style-name="Default">Um repositório na nuvem fica salvo num servidor e pode ser acessado de qualquer computador e o repositório local só existe na sua máquina local.</text:p>
      <text:p text:style-name="Default"/>
      <text:p text:style-name="P1">6. Qual a diferença entre Git e GitHub?</text:p>
      <text:p text:style-name="Default"><text:span text:style-name="T20">Git é um sistema de controle de versões distribuído, usado principalmente no desenvolvimento de software, mas pode ser usado para registrar o histórico de edições de qualquer tipo de arquivo.</text:span><text:span text:style-name="T24"> </text:span></text:p>
      <text:p text:style-name="Default"><text:span text:style-name="T20">GitHub é uma plataforma de hospedagem de código-fonte e arquivos com controle de versão usando o Git.</text:span><text:span text:style-name="T24"> </text:span></text:p>
      <text:p text:style-name="P1"/>
      <text:p text:style-name="P1"/>
      <text:p text:style-name="Default"/>
      <text:p text:style-name="P1"><text:soft-page-break/>7. Quais as principais diferenças entre o modelo ágil e o waterfall (modelo em cascata)?</text:p>
      <text:p text:style-name="Default"><text:span text:style-name="T16">O modelo ágil </text:span><text:span text:style-name="T14">introduziu uma mentalidade de produto que visa garantir que o produto desenvolvido atenda aos requisitos dos usuários e seja adaptável se as necessidades dos usuários mudarem, </text:span><text:span text:style-name="T16">já o modelo em cascata requer uma mentalidade de projeto e se concentra exclusivamente na conclusão do desenvolvimento do projeto. </text:span></text:p>
      <text:p text:style-name="Default"/>
      <text:p text:style-name="P1">8. Quais são as 3 perguntas que devem ser respondidas na Daily?</text:p>
      <text:p text:style-name="Default"><text:span text:style-name="T14">O que fiz desde o último Daily Scrum? O que pretendo fazer até o próximo? Quais problemas me atrapalharam?</text:span> </text:p>
      <text:p text:style-name="Default"/>
      <text:p text:style-name="P1">9. Qual o intuito das seguintes cerimônias? </text:p>
      <text:p text:style-name="Default">• Daily </text:p>
      <text:p text:style-name="Default"><text:span text:style-name="T28">Discutir</text:span> o que já foi feito e o que está impedindo o progres<text:span text:style-name="T33">so.</text:span></text:p>
      <text:p text:style-name="Default">• Planning </text:p>
      <text:p text:style-name="Default">Passar o que o propriet<text:span text:style-name="T28">á</text:span>rio do produto quer para o time de desenvolviment<text:span text:style-name="T33">o.</text:span></text:p>
      <text:p text:style-name="Default">• Refinamento </text:p>
      <text:p text:style-name="Default"><text:span text:style-name="T28">D</text:span>etalhar, entender mais profundamente, estimar, priorizar.</text:p>
      <text:p text:style-name="Default">• Review </text:p>
      <text:p text:style-name="Default"><text:span text:style-name="T17">C</text:span><text:span text:style-name="T14">erimônia de prestação de contas, onde o time apresenta os avanços desta sprint</text:span> </text:p>
      <text:p text:style-name="Default">• Retrospectiva </text:p>
      <text:p text:style-name="Default">Na reunião de retrospectiva é a hora de dar feedback de como foi aquele período de trabalho.</text:p>
      <text:p text:style-name="Default"/>
      <text:p text:style-name="P1">10. O que é a estimativa na metodologia ágil?</text:p>
      <text:p text:style-name="Default"><text:span text:style-name="T14">A estimativa ágil tem como objetivo atribuir um fator de custo a tudo no backlog. Essa ponderação de custo pode ser usada para medir a velocidade da equipe, tomar melhores decisões em torno da priorização de recursos ou para desenvolver previsões e roteiros.</text:span> </text:p>
      <text:p text:style-name="Default"/>
      <text:p text:style-name="P1">11. O que é o protocolo HTTP? Qual a diferença entre HTTP e HTTPS?</text:p>
      <text:p text:style-name="Default">O protocolo HTTP tem como função disponibilizar link de acesso para usuarios para que navegadores e servidores se comuniquem.</text:p>
      <text:p text:style-name="Default">HTTP é um protocolo baseado em texto, ou seja, toda a informação transmitida está em texto, os dados do usuário e do servidor podem ser interceptados ou alterados no meio do caminho.</text:p>
      <text:p text:style-name="Default"><text:span text:style-name="T3"><text:s/></text:span><text:span text:style-name="T14">HTTPS, que é o HTTP seguro, adiciona-se alguns princípios de segurança, como confidencialidade, integridade e autenticação. Por confidencialidade, entende-se que a mensagem só é lida pelo destinatário real da mensagem.</text:span></text:p>
      <text:p text:style-name="Default"/>
      <text:p text:style-name="P1">12. Cite 4 métodos HTTP. </text:p>
      <text:p text:style-name="Default"><text:span text:style-name="T25">GET, POST, PUT </text:span><text:span text:style-name="T26">e </text:span><text:span text:style-name="T25">DELETE.</text:span> </text:p>
      <text:p text:style-name="Default"/>
      <text:p text:style-name="P1">13. Cite um princípio do manifesto ágil.</text:p>
      <text:p text:style-name="Default">“Nossa maior prioridade é satisfazer o cliente através da entrega contínua e adiantada de software com valor agregado”.</text:p>
      <text:p text:style-name="Default"/>
      <text:p text:style-name="P1">14. Qual o papel do Scrum Master em relação aos impedimentos.</text:p>
      <text:p text:style-name="Default">Ajudar a melhorar ferramentas e práticas usadas pela equipe para garantir a eficiência da equipe.</text:p>
      <text:p text:style-name="Default"/>
      <text:p text:style-name="Default"/>
      <text:p text:style-name="P1"><text:soft-page-break/>15. O que ocorre na resposta de um request HTTP get com um header Accept: application/json</text:p>
      <text:p text:style-name="Default"><text:span text:style-name="T29">R</text:span>etorna o c<text:span text:style-name="T29">ó</text:span>digo 202.</text:p>
      <text:p text:style-name="Default"/>
      <text:p text:style-name="P2">16. O que é o backlog da sprint?</text:p>
      <text:p text:style-name="P6">O Sprint Backlog é uma lista de atividades que precisam ser feitas durante uma Sprint.</text:p>
      <text:p text:style-name="Default"/>
      <text:p text:style-name="P1">17. Cite dois benefícios ao utilizar git como sistema de controle de versão.</text:p>
      <text:p text:style-name="Default">Manter uma versão estável do seu projeto online para ter acesso em qualquer dispositivo, podendo clon<text:span text:style-name="T30">á</text:span>-lo<text:bookmark text:name="L152"/><text:bookmark text:name="L151"/>, <text:span text:style-name="T30">e pode-se trabalhar com uma equipe em um mesmo projeto cada um contribuindo simultaneamente em partes diferentes do software.</text:span></text:p>
      <text:p text:style-name="Default"/>
      <text:p text:style-name="P1">18. No git, qual a diferença entre o repositório e a cópia de trabalho?</text:p>
      <text:p text:style-name="Default"><text:span text:style-name="T30">No r</text:span>eposit<text:span text:style-name="T30">ó</text:span>rio é quando se tem acesso a um projeto que foi criado <text:span text:style-name="T30">e cópia de trabalho é quando se tem um "clone" do projeto.</text:span></text:p>
      <text:p text:style-name="Default"/>
      <text:p text:style-name="P1">19. Comente um pouco sobre o WIP e sobre os benefícios que ele pode trazer ao seu projeto.</text:p>
      <text:p text:style-name="Default"><text:span text:style-name="T6">WIP é o número de tarefas que um time possui atualmente.</text:span><text:span text:style-name="T1"> </text:span><text:span text:style-name="T13">Ele mostra a capacidade do fluxo de trabalho do seu time a qualquer dado momento. Isso permite com que você gerencie seu processo de uma maneira onde há a criação de um bom fluxo de trabalho e prevenir sobrecarga.</text:span> </text:p>
      <text:p text:style-name="Default"/>
      <text:p text:style-name="P1">20. Quais as responsabilidades de um Product Owner e de um Scrum Master?</text:p>
      <text:p text:style-name="Default"><text:span text:style-name="T5">Product owner</text:span><text:span text:style-name="T4"> é a pessoa responsável para determinar as funcionalidades e requisitos de tudo que é necessário para o produto, </text:span><text:span text:style-name="T5">já o scrum master é </text:span><text:span text:style-name="T14">responsável por potencializar o trabalho da equipe e garantir que todos entendam e apliquem os princípios.</text:span> </text:p>
      <text:p text:style-name="Default"/>
      <text:p text:style-name="P1">21. Qual a melhor estratégia para resolver um conflito? </text:p>
      <text:p text:style-name="Default"><text:span text:style-name="T19">O</text:span><text:span text:style-name="T18">uvir </text:span><text:span text:style-name="T19">atentamente</text:span><text:span text:style-name="T18"> as preocupações de sua contraparte, fa</text:span><text:span text:style-name="T19">zendo</text:span><text:span text:style-name="T18"> perguntas com o objetivo de extrair os principais problemas da outra parte, </text:span><text:span text:style-name="T19">e s</text:span><text:span text:style-name="T18">omente depois de ter adquirido um sentido profundo de sua perspectiva, você deve começar a apresentar seu próprio ponto de vista.</text:span> </text:p>
      <text:p text:style-name="Default"/>
      <text:p text:style-name="P1">22. Como funciona o modelo cliente e servidor e suas diferenças para o modelo peer-to-peer?</text:p>
      <text:p text:style-name="Default">Modelo cliente e servidor é quando um servidor disponibiliza serviço a um ou mais clientes.</text:p>
      <text:p text:style-name="Default">Modelo peer to peer é quando individuos se conectem entre si e troquem produtos e serviços mas não envolve a empresa.</text:p>
      <text:p text:style-name="Default"/>
      <text:p text:style-name="Default"/>
      <text:p text:style-name="P1">23. Quais os tipos de relacionamentos em um banco de dados SQL?</text:p>
      <text:p text:style-name="Default"><text:span text:style-name="T27">U</text:span><text:span text:style-name="T25">m para um, um para vários, vários para vários</text:span></text:p>
      <text:p text:style-name="Default"/>
      <text:p text:style-name="P1">24. O que são entidades fortes e fracas? </text:p>
      <text:p text:style-name="Default">Entidades <text:span text:style-name="T31">fortes</text:span> são aquelas que possuem chaves primárias, <text:span text:style-name="T31">e </text:span>as que <text:span text:style-name="T31">não </text:span>possuem são denominada<text:span text:style-name="T31">s fracas.</text:span></text:p>
      <text:p text:style-name="Default"/>
      <text:p text:style-name="P1">25. Quais as principais diferenças entre um banco de dados SQL e NoSQL</text:p>
      <text:p text:style-name="Default"><text:span text:style-name="T32">N</text:span>o <text:span text:style-name="T32">SQL</text:span> os dados são guardados em tabelas, já o NoSql usa Schema usa uma chave de valor que é utilizada pa<text:span text:style-name="T32">ra recuperar valores, conjuntos de colunas ou documentos.</text:span></text:p>
      <text:p text:style-name="Default"><text:soft-page-break/></text:p>
      <text:p text:style-name="P1">26. O que é o product backlog e quem, dentro do time Scrum, é o responsável por criá-lo?</text:p>
      <text:p text:style-name="Default"><text:span text:style-name="T32">O</text:span> Product Owner é o responsável e o backlog é todas as funcionalidades e requisitos que o <text:span text:style-name="T32">projeto precisa. </text:span></text:p>
      <text:p text:style-name="Default"/>
      <text:p text:style-name="P1">27. Quais as principais vantagens de se ter métricas ao trabalhar com Kanban?</text:p>
      <text:p text:style-name="Default">Promove ambiente de colaboração, cria independência, melhora a visualização de problemas.</text:p>
      <text:p text:style-name="Default"/>
      <text:p text:style-name="P1">28. Comente sobre o media type do HTTP.</text:p>
      <text:p text:style-name="Default"><text:span text:style-name="T32">Também </text:span>conhecido como MIME é utilizado para indicar o tipo de arquivo, como <text:span text:style-name="T32">JSON</text:span>.</text:p>
      <text:p text:style-name="Default"/>
      <text:p text:style-name="P1">29. O que são tuplas no modelo relacional?</text:p>
      <text:p text:style-name="Default">Tulpa é uma linha da tabela.</text:p>
      <text:p text:style-name="Default"/>
      <text:p text:style-name="P1">30. Fale um pouco sobre o handshake do HTTP.</text:p>
      <text:p text:style-name="Default"><text:span text:style-name="T15">É</text:span><text:span text:style-name="T14"> o processo pelo qual duas ou mais máquinas afirmam que reconheceram umas às outras e estão prontas para iniciar a comunicaçã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1T21:08:00</meta:creation-date>
    <meta:initial-creator>Bruna Costa Leite</meta:initial-creator>
    <dc:date>2022-06-17T12:56:28.671000000</dc:date>
    <meta:editing-duration>PT56M22S</meta:editing-duration>
    <meta:editing-cycles>8</meta:editing-cycles>
    <meta:generator>LibreOffice/7.3.0.3$Windows_X86_64 LibreOffice_project/0f246aa12d0eee4a0f7adcefbf7c878fc2238db3</meta:generator>
    <meta:document-statistic meta:table-count="0" meta:image-count="0" meta:object-count="0" meta:page-count="4" meta:paragraph-count="82" meta:word-count="1404" meta:character-count="8179" meta:non-whitespace-character-count="6825"/>
  </office:meta>
</office:document-meta>
</file>